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09600" draw:opacity="30%" draw:textarea-horizontal-align="justify" draw:textarea-vertical-align="middle" draw:auto-grow-height="false" fo:min-height="5.084cm" fo:min-width="38.616cm" draw:shadow="hidden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1.528cm" fo:min-width="2.421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1.782cm" fo:min-width="3.212cm"/>
    </style:style>
    <style:style style:name="gr5" style:family="graphic" style:parent-style-name="standard">
      <style:graphic-properties draw:opacity="50%" draw:textarea-horizontal-align="justify" draw:textarea-vertical-align="middle" draw:auto-grow-height="false" fo:min-height="1.735cm" fo:min-width="2.421cm"/>
    </style:style>
    <style:style style:name="gr6" style:family="graphic" style:parent-style-name="standard">
      <style:graphic-properties draw:opacity="50%" draw:textarea-horizontal-align="justify" draw:textarea-vertical-align="middle" draw:auto-grow-height="false" fo:min-height="1.782cm" fo:min-width="2.831cm"/>
    </style:style>
    <style:style style:name="gr7" style:family="graphic" style:parent-style-name="standard">
      <style:graphic-properties draw:opacity="50%" draw:textarea-horizontal-align="justify" draw:textarea-vertical-align="middle" draw:auto-grow-height="false" fo:min-height="1.826cm" fo:min-width="2.831cm"/>
    </style:style>
    <style:style style:name="gr8" style:family="graphic" style:parent-style-name="standard">
      <style:graphic-properties svg:stroke-color="#000000" draw:fill="solid" draw:fill-color="#729fcf" draw:opacity="50%" draw:textarea-horizontal-align="justify" draw:textarea-vertical-align="middle" draw:auto-grow-height="false" fo:min-height="1.528cm" fo:min-width="2.421cm"/>
    </style:style>
    <style:style style:name="gr9" style:family="graphic" style:parent-style-name="standard">
      <style:graphic-properties svg:stroke-color="#000000" draw:fill-color="#999999" draw:opacity="50%" draw:textarea-horizontal-align="justify" draw:textarea-vertical-align="middle" draw:auto-grow-height="false" fo:min-height="1.528cm" fo:min-width="2.421cm"/>
    </style:style>
    <style:style style:name="gr10" style:family="graphic" style:parent-style-name="standard">
      <style:graphic-properties svg:stroke-color="#000000" draw:fill-color="#b2b2b2" draw:opacity="50%" draw:textarea-horizontal-align="justify" draw:textarea-vertical-align="middle" draw:auto-grow-height="false" fo:min-height="1.307cm" fo:min-width="3.691cm"/>
    </style:style>
    <style:style style:name="gr11" style:family="graphic" style:parent-style-name="text">
      <style:graphic-properties draw:stroke="solid" svg:stroke-color="#000000" draw:fill="none" draw:fill-color="#66ff66" draw:opacity="50%" draw:textarea-vertical-align="middle" fo:min-height="2.221cm"/>
    </style:style>
    <style:style style:name="gr12" style:family="graphic" style:parent-style-name="text">
      <style:graphic-properties draw:stroke="solid" svg:stroke-color="#000000" draw:fill="none" draw:fill-color="#66ff66" draw:opacity="50%" draw:textarea-vertical-align="middle" fo:min-height="1.666cm"/>
    </style:style>
    <style:style style:name="gr13" style:family="graphic" style:parent-style-name="standard">
      <style:graphic-properties draw:textarea-horizontal-align="justify" draw:textarea-vertical-align="middle" draw:auto-grow-height="false" fo:min-height="0.941cm" fo:min-width="1.025cm"/>
    </style:style>
    <style:style style:name="gr14" style:family="graphic" style:parent-style-name="standard">
      <style:graphic-properties draw:textarea-horizontal-align="justify" draw:textarea-vertical-align="middle" draw:auto-grow-height="false" fo:min-height="1.439cm" fo:min-width="1.768cm"/>
    </style:style>
    <style:style style:name="gr15" style:family="graphic" style:parent-style-name="text">
      <style:graphic-properties draw:stroke="solid" svg:stroke-color="#000000" draw:fill="none" draw:fill-color="#66ff66" draw:opacity="100%" draw:textarea-vertical-align="middle" fo:min-height="2.221cm" draw:shadow-opacity="100%"/>
    </style:style>
    <style:style style:name="gr16" style:family="graphic" style:parent-style-name="objectwithoutfill">
      <style:graphic-properties draw:stroke="dash" draw:stroke-dash="Line_20_with_20_Fine_20_Dots" draw:marker-end="Arrow" draw:marker-end-width="0.3cm" draw:fill="none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634cm"/>
    </style:style>
    <style:style style:name="gr20" style:family="graphic" style:parent-style-name="standard">
      <style:graphic-properties draw:textarea-horizontal-align="justify" draw:textarea-vertical-align="middle" draw:auto-grow-height="false" fo:min-height="0.522cm" fo:min-width="0.583cm"/>
    </style:style>
    <style:style style:name="gr21" style:family="graphic" style:parent-style-name="objectwithoutfill">
      <style:graphic-properties draw:stroke="dash" draw:stroke-dash="Line_20_with_20_Fine_20_Dots" draw:marker-end="Arrow" draw:marker-end-width="0.3cm" svg:stroke-opacity="80%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446cm"/>
    </style:style>
    <style:style style:name="gr23" style:family="graphic" style:parent-style-name="standard">
      <style:graphic-properties draw:textarea-horizontal-align="justify" draw:textarea-vertical-align="middle" draw:auto-grow-height="false" fo:min-height="0.614cm" fo:min-width="0.644cm"/>
    </style:style>
    <style:style style:name="gr24" style:family="graphic" style:parent-style-name="standard">
      <style:graphic-properties draw:stroke="none" svg:stroke-color="#000000" draw:fill="none" draw:fill-color="#ffffff" fo:min-height="1.02cm"/>
    </style:style>
    <style:style style:name="gr25" style:family="graphic" style:parent-style-name="standard">
      <style:graphic-properties draw:opacity="0%" draw:textarea-horizontal-align="justify" draw:textarea-vertical-align="middle" draw:auto-grow-height="false" fo:min-height="2.175cm" fo:min-width="2.285cm"/>
    </style:style>
    <style:style style:name="gr26" style:family="graphic" style:parent-style-name="standard">
      <style:graphic-properties draw:textarea-horizontal-align="justify" draw:textarea-vertical-align="middle" draw:auto-grow-height="false" fo:min-height="0.766cm" fo:min-width="0.45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.955cm"/>
    </style:style>
    <style:style style:name="gr28" style:family="graphic" style:parent-style-name="standard">
      <style:graphic-properties draw:stroke="none" svg:stroke-color="#000000" draw:fill="none" draw:fill-color="#ffffff" fo:min-height="0.512cm"/>
    </style:style>
    <style:style style:name="gr29" style:family="graphic" style:parent-style-name="standard">
      <style:graphic-properties draw:fill-color="#a09600" draw:textarea-horizontal-align="justify" draw:textarea-vertical-align="middle" draw:auto-grow-height="false" fo:min-height="0.704cm" fo:min-width="1.342cm"/>
    </style:style>
    <style:style style:name="gr30" style:family="graphic" style:parent-style-name="standard">
      <style:graphic-properties draw:textarea-horizontal-align="justify" draw:textarea-vertical-align="middle" draw:auto-grow-height="false" fo:min-height="0.417cm" fo:min-width="0.294cm"/>
    </style:style>
    <style:style style:name="gr31" style:family="graphic" style:parent-style-name="standard">
      <style:graphic-properties draw:fill-color="#ef413d" draw:textarea-horizontal-align="justify" draw:textarea-vertical-align="middle" draw:auto-grow-height="false" fo:min-height="0.894cm" fo:min-width="0.262cm"/>
    </style:style>
    <style:style style:name="gr32" style:family="graphic" style:parent-style-name="standard">
      <style:graphic-properties draw:fill-color="#999999" draw:opacity="50%" draw:textarea-horizontal-align="justify" draw:textarea-vertical-align="middle" draw:auto-grow-height="false" fo:min-height="1.528cm" fo:min-width="2.421cm"/>
    </style:style>
    <style:style style:name="gr33" style:family="graphic" style:parent-style-name="objectwithoutfill">
      <style:graphic-properties draw:marker-end="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2.00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6" style:family="graphic" style:parent-style-name="standard">
      <style:graphic-properties svg:stroke-color="#000000" draw:fill-color="#b2b2b2" draw:opacity="50%" draw:textarea-horizontal-align="justify" draw:textarea-vertical-align="middle" draw:auto-grow-height="false" fo:min-height="1.307cm" fo:min-width="6.993cm"/>
    </style:style>
    <style:style style:name="gr37" style:family="graphic" style:parent-style-name="standard">
      <style:graphic-properties draw:fill-color="#a09600" draw:textarea-horizontal-align="justify" draw:textarea-vertical-align="middle" draw:auto-grow-height="false" fo:min-height="0.344cm" fo:min-width="1.135cm"/>
    </style:style>
    <style:style style:name="gr38" style:family="graphic" style:parent-style-name="standard">
      <style:graphic-properties draw:fill-color="#999999" draw:textarea-horizontal-align="justify" draw:textarea-vertical-align="middle" draw:auto-grow-height="false" fo:min-height="0.406cm" fo:min-width="0.147cm"/>
    </style:style>
    <style:style style:name="gr39" style:family="graphic" style:parent-style-name="standard">
      <style:graphic-properties draw:stroke="none" svg:stroke-color="#000000" draw:fill="none" draw:fill-color="#ffffff" fo:min-height="0.949cm"/>
    </style:style>
    <style:style style:name="gr40" style:family="graphic" style:parent-style-name="standard">
      <style:graphic-properties draw:fill-color="#a09600" draw:textarea-horizontal-align="justify" draw:textarea-vertical-align="middle" draw:auto-grow-height="false" fo:min-height="0.344cm" fo:min-width="1.58cm"/>
    </style:style>
    <style:style style:name="gr41" style:family="graphic" style:parent-style-name="standard">
      <style:graphic-properties draw:fill-color="#729fcf" draw:textarea-horizontal-align="justify" draw:textarea-vertical-align="middle" draw:auto-grow-height="false" fo:min-height="0.404cm" fo:min-width="0.355cm"/>
    </style:style>
    <style:style style:name="gr42" style:family="graphic" style:parent-style-name="standard">
      <style:graphic-properties draw:stroke="none" svg:stroke-color="#000000" draw:fill="none" draw:fill-color="#ffffff" fo:min-height="1.42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59cm"/>
    </style:style>
    <style:style style:name="gr44" style:family="graphic" style:parent-style-name="objectwithoutfill">
      <style:graphic-properties draw:marker-start="Rounded_20_large_20_Arrow" draw:marker-end="Arrow" draw:marker-end-width="0.3cm" draw:fill="none" draw:textarea-vertical-align="middle"/>
    </style:style>
    <style:style style:name="gr45" style:family="graphic" style:parent-style-name="standard">
      <style:graphic-properties svg:stroke-color="#000000" svg:stroke-opacity="60%" draw:fill="solid" draw:fill-color="#f3715a" draw:opacity="19%" draw:textarea-horizontal-align="justify" draw:textarea-vertical-align="middle" draw:auto-grow-height="false" fo:min-height="16.514cm" fo:min-width="4.453cm"/>
    </style:style>
    <style:style style:name="gr46" style:family="graphic" style:parent-style-name="standard">
      <style:graphic-properties draw:stroke="none" svg:stroke-color="#000000" draw:fill="none" draw:fill-color="#ffffff" fo:min-height="2.84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49" style:family="graphic" style:parent-style-name="text">
      <style:graphic-properties draw:stroke="solid" svg:stroke-color="#000000" draw:fill="solid" draw:fill-color="#f3715a" draw:opacity="50%" draw:textarea-vertical-align="middle" fo:min-height="1.289cm" draw:shadow-opacity="100%"/>
    </style:style>
    <style:style style:name="gr50" style:family="graphic" style:parent-style-name="standard">
      <style:graphic-properties draw:textarea-horizontal-align="justify" draw:textarea-vertical-align="middle" draw:auto-grow-height="false" fo:min-height="0.131cm" fo:min-width="0.00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955cm"/>
    </style:style>
    <style:style style:name="gr52" style:family="graphic" style:parent-style-name="standard">
      <style:graphic-properties draw:fill-color="#b2b2b2" draw:textarea-horizontal-align="justify" draw:textarea-vertical-align="middle" draw:auto-grow-height="false" fo:min-height="0.131cm" fo:min-width="0.008cm"/>
    </style:style>
    <style:style style:name="gr53" style:family="graphic" style:parent-style-name="standard">
      <style:graphic-properties draw:fill-color="#a09600" draw:textarea-horizontal-align="justify" draw:textarea-vertical-align="middle" draw:auto-grow-height="false" fo:min-height="0.131cm" fo:min-width="0.008cm"/>
    </style:style>
    <style:style style:name="gr54" style:family="graphic" style:parent-style-name="standard">
      <style:graphic-properties svg:stroke-color="#000000" draw:fill-color="#a09600" draw:opacity="50%" draw:textarea-horizontal-align="justify" draw:textarea-vertical-align="middle" draw:auto-grow-height="false" fo:min-height="1.307cm" fo:min-width="11.039cm"/>
    </style:style>
    <style:style style:name="gr5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798cm" fo:min-width="5.574cm"/>
    </style:style>
    <style:style style:name="P1" style:family="paragraph">
      <loext:graphic-properties draw:fill-color="#a09600" draw:opacity="30%"/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loext:graphic-properties draw:opacity="50%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="solid" draw:fill-color="#729fcf" draw:opacity="50%"/>
      <style:paragraph-properties fo:text-align="center"/>
    </style:style>
    <style:style style:name="P6" style:family="paragraph">
      <loext:graphic-properties draw:fill-color="#999999" draw:opacity="50%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b2b2b2" draw:opacity="50%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none" draw:fill-color="#66ff66" draw:opacity="50%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="none" draw:fill-color="#66ff66" draw:opacity="100%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P11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opacity="0%"/>
      <style:paragraph-properties fo:text-align="center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P16" style:family="paragraph">
      <loext:graphic-properties draw:fill="none" draw:fill-color="#ffffff"/>
      <style:text-properties fo:font-size="12pt" style:font-size-asian="16pt" style:font-size-complex="16pt"/>
    </style:style>
    <style:style style:name="P17" style:family="paragraph">
      <loext:graphic-properties draw:fill-color="#a09600"/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-color="#ef413d"/>
      <style:paragraph-properties fo:text-align="center"/>
      <style:text-properties fo:font-size="16pt" style:font-size-asian="16pt" style:font-size-complex="16pt"/>
    </style:style>
    <style:style style:name="P19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0" style:family="paragraph">
      <loext:graphic-properties draw:fill-color="#999999" draw:opacity="50%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23" style:family="paragraph">
      <loext:graphic-properties draw:fill-color="#999999"/>
      <style:paragraph-properties fo:text-align="center"/>
      <style:text-properties fo:font-size="16pt" style:font-size-asian="16pt" style:font-size-complex="16pt"/>
    </style:style>
    <style:style style:name="P2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729fcf"/>
      <style:paragraph-properties fo:text-align="center"/>
      <style:text-properties fo:font-size="16pt" style:font-size-asian="16pt" style:font-size-complex="16pt"/>
    </style:style>
    <style:style style:name="P26" style:family="paragraph">
      <loext:graphic-properties draw:fill="solid" draw:fill-color="#f3715a" draw:opacity="19%"/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66ff66" draw:opacity="50%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P29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solid" draw:fill-color="#f3715a" draw:opacity="5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2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33" style:family="paragraph">
      <loext:graphic-properties draw:fill-color="#b2b2b2"/>
      <style:paragraph-properties fo:text-align="center"/>
    </style:style>
    <style:style style:name="P34" style:family="paragraph">
      <loext:graphic-properties draw:fill-color="#a09600"/>
      <style:paragraph-properties fo:text-align="center"/>
    </style:style>
    <style:style style:name="P35" style:family="paragraph">
      <loext:graphic-properties draw:fill-color="#a09600" draw:opacity="50%"/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116cm" svg:height="5.334cm" svg:x="1cm" svg:y="16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2.921cm" svg:height="1.778cm" svg:x="5.088cm" svg:y="6.072cm">
          <text:p text:style-name="P2">Collect </text:p>
          <text:p text:style-name="P2">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xml:id="id3" draw:id="id3" draw:layer="layout" svg:width="2.159cm" svg:height="0.962cm" svg:x="1.416cm" svg:y="6.497cm">
          <draw:text-box>
            <text:p>Goal</text:p>
          </draw:text-box>
        </draw:frame>
        <draw:custom-shape draw:style-name="gr4" draw:text-style-name="P3" xml:id="id11" draw:id="id11" draw:layer="layout" svg:width="3.712cm" svg:height="2.032cm" svg:x="18.78cm" svg:y="7.043cm">
          <text:p text:style-name="P2">Feature </text:p>
          <text:p text:style-name="P2">Extra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2" draw:id="id12" draw:layer="layout" svg:width="2.921cm" svg:height="1.985cm" svg:x="23.527cm" svg:y="7.043cm">
          <text:p text:style-name="P2">Build </text:p>
          <text:p text:style-name="P2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5" draw:id="id5" draw:layer="layout" svg:width="3.331cm" svg:height="2.032cm" svg:x="14.268cm" svg:y="7.013cm">
          <text:p text:style-name="P2">Data </text:p>
          <text:p text:style-name="P2">Wrangling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3" xml:id="id4" draw:id="id4" draw:layer="layout" svg:width="3.331cm" svg:height="2.076cm" svg:x="9.987cm" svg:y="6.969cm">
          <text:p text:style-name="P2">Data </text:p>
          <text:p text:style-name="P2">Mung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10" draw:id="id10" draw:layer="layout" svg:width="2.921cm" svg:height="1.778cm" svg:x="28.227cm" svg:y="7.143cm">
          <text:p text:style-name="P2">Evaluate </text:p>
          <text:p text:style-name="P2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8" draw:id="id8" draw:layer="layout" svg:width="2.921cm" svg:height="1.778cm" svg:x="28.285cm" svg:y="17.766cm">
          <text:p text:style-name="P2">Testing</text:p>
          <text:p text:style-name="P2">Batter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9" draw:id="id9" draw:layer="layout" svg:width="4.191cm" svg:height="1.557cm" svg:x="27.596cm" svg:y="14.045cm">
          <text:p text:style-name="P2">Static</text:p>
          <text:p text:style-name="P2">tes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8" draw:layer="layout" svg:width="6.858cm" svg:height="2.471cm" svg:x="12.535cm" svg:y="1.731cm">
          <draw:text-box>
            <text:list text:style-name="L1">
              <text:list-item>
                <text:p text:style-name="P2"><text:span text:style-name="T1">Identify</text:span><text:span text:style-name="T1">ing </text:span><text:span text:style-name="T1">missin</text:span><text:span text:style-name="T1">g and </text:span><text:span text:style-name="T1">wrong </text:span><text:span text:style-name="T1">data</text:span></text:p>
              </text:list-item>
              <text:list-item>
                <text:p text:style-name="P2"><text:span text:style-name="T1">Clean </text:span><text:span text:style-name="T1">data</text:span></text:p>
              </text:list-item>
            </text:list>
            <text:p text:style-name="P2"><text:span text:style-name="T1">[txt → </text:span><text:span text:style-name="T1">HDF5/pd.</text:span><text:span text:style-name="T1">DataFra</text:span><text:span text:style-name="T1">me]</text:span></text:p>
          </draw:text-box>
        </draw:frame>
        <draw:frame draw:style-name="gr12" draw:text-style-name="P8" draw:layer="layout" svg:width="5.73cm" svg:height="1.916cm" svg:x="9.329cm" svg:y="4.604cm">
          <draw:text-box>
            <text:list text:style-name="L1">
              <text:list-item>
                <text:p text:style-name="P2"><text:span text:style-name="T1">Destru</text:span><text:span text:style-name="T1">ctive </text:span><text:span text:style-name="T1">and </text:span><text:span text:style-name="T1">irrevoc</text:span><text:span text:style-name="T1">able </text:span><text:span text:style-name="T1">chang</text:span><text:span text:style-name="T1">es</text:span></text:p>
              </text:list-item>
            </text:list>
            <text:p text:style-name="P2"><text:span text:style-name="T1">[html → </text:span><text:span text:style-name="T1">Text]</text:span></text:p>
          </draw:text-box>
        </draw:frame>
        <draw:custom-shape draw:style-name="gr13" draw:text-style-name="P9" xml:id="id6" draw:id="id6" draw:layer="layout" svg:width="1.524cm" svg:height="1.905cm" svg:x="11.03cm" svg:y="18.375cm">
          <text:p text:style-name="P2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9" xml:id="id2" draw:id="id2" draw:layer="layout" svg:width="2.267cm" svg:height="2.701cm" svg:x="5.469cm" svg:y="17.579cm">
          <text:p text:style-name="P2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text-style-name="P10" draw:layer="layout" svg:width="4.215cm" svg:height="2.471cm" svg:x="4.834cm" svg:y="1.974cm">
          <draw:text-box>
            <text:list text:style-name="L1">
              <text:list-item>
                <text:p text:style-name="P2"><text:span text:style-name="T1">Identify</text:span><text:span text:style-name="T1">ing </text:span><text:span text:style-name="T1">existen</text:span><text:span text:style-name="T1">d DB</text:span></text:p>
              </text:list-item>
              <text:list-item>
                <text:p text:style-name="P2"><text:span text:style-name="T1">Downl</text:span><text:span text:style-name="T1">oad </text:span><text:span text:style-name="T1">web </text:span><text:span text:style-name="T1">pages</text:span></text:p>
              </text:list-item>
            </text:list>
          </draw:text-box>
        </draw:frame>
        <draw:connector draw:style-name="gr16" draw:text-style-name="P11" draw:layer="layout" draw:type="line" svg:x1="6.548cm" svg:y1="7.85cm" svg:x2="6.603cm" svg:y2="17.579cm" draw:start-shape="id1" draw:start-glue-point="2" draw:end-shape="id2" draw:end-glue-point="5" svg:d="M6548 7850l55 9729" svg:viewBox="0 0 56 9730">
          <text:p/>
        </draw:connector>
        <draw:connector draw:style-name="gr17" draw:text-style-name="P11" draw:layer="layout" draw:type="line" svg:x1="3.575cm" svg:y1="6.978cm" svg:x2="5.088cm" svg:y2="6.961cm" draw:start-shape="id3" draw:start-glue-point="1" draw:end-shape="id1" draw:end-glue-point="3" svg:d="M3575 6978l1513-17" svg:viewBox="0 0 1514 18">
          <text:p/>
        </draw:connector>
        <draw:connector draw:style-name="gr17" draw:text-style-name="P11" draw:layer="layout" draw:type="line" svg:x1="13.318cm" svg:y1="8.007cm" svg:x2="14.268cm" svg:y2="8.029cm" draw:start-shape="id4" draw:start-glue-point="1" draw:end-shape="id5" draw:end-glue-point="3" svg:d="M13318 8007l950 22" svg:viewBox="0 0 951 23">
          <text:p/>
        </draw:connector>
        <draw:frame draw:style-name="gr18" draw:text-style-name="P4" draw:layer="layout" svg:width="5.207cm" svg:height="1.27cm" svg:x="1.889cm" svg:y="14.462cm">
          <draw:text-box>
            <text:p/>
          </draw:text-box>
        </draw:frame>
        <draw:frame draw:style-name="gr19" draw:text-style-name="P4" draw:layer="layout" svg:width="4.845cm" svg:height="1.673cm" svg:x="1.489cm" svg:y="16.362cm">
          <draw:text-box>
            <text:p>Infraestructure</text:p>
          </draw:text-box>
        </draw:frame>
        <draw:connector draw:style-name="gr16" draw:text-style-name="P11" draw:layer="layout" draw:type="line" svg:x1="11.652cm" svg:y1="9.045cm" svg:x2="11.792cm" svg:y2="18.375cm" draw:start-shape="id4" draw:start-glue-point="2" draw:end-shape="id6" draw:end-glue-point="5" svg:d="M11652 9045l140 9330" svg:viewBox="0 0 141 9331">
          <text:p/>
        </draw:connector>
        <draw:custom-shape draw:style-name="gr20" draw:text-style-name="P9" xml:id="id7" draw:id="id7" draw:layer="layout" svg:width="1.082cm" svg:height="1.235cm" svg:x="15.531cm" svg:y="18.907cm">
          <text:p text:style-name="P2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1" draw:text-style-name="P11" draw:layer="layout" draw:type="line" svg:x1="15.933cm" svg:y1="9.045cm" svg:x2="16.072cm" svg:y2="18.907cm" draw:start-shape="id5" draw:start-glue-point="2" draw:end-shape="id7" draw:end-glue-point="5" svg:d="M15933 9045l139 9862" svg:viewBox="0 0 140 9863">
          <text:p/>
        </draw:connector>
        <draw:connector draw:style-name="gr17" draw:text-style-name="P11" draw:layer="layout" draw:type="line" svg:x1="29.745cm" svg:y1="17.766cm" svg:x2="29.691cm" svg:y2="15.602cm" draw:start-shape="id8" draw:start-glue-point="0" draw:end-shape="id9" draw:end-glue-point="2" svg:d="M29745 17766l-54-2164" svg:viewBox="0 0 55 2165">
          <text:p/>
        </draw:connector>
        <draw:connector draw:style-name="gr17" draw:text-style-name="P11" draw:layer="layout" draw:type="line" svg:x1="29.691cm" svg:y1="14.045cm" svg:x2="29.687cm" svg:y2="8.921cm" draw:start-shape="id9" draw:start-glue-point="0" draw:end-shape="id10" draw:end-glue-point="2" svg:d="M29691 14045l-4-5124" svg:viewBox="0 0 5 5125">
          <text:p/>
        </draw:connector>
        <draw:connector draw:style-name="gr17" draw:text-style-name="P11" draw:layer="layout" draw:type="line" svg:x1="17.599cm" svg:y1="8.029cm" svg:x2="18.78cm" svg:y2="8.059cm" draw:start-shape="id5" draw:start-glue-point="1" draw:end-shape="id11" svg:d="M17599 8029l1181 30" svg:viewBox="0 0 1182 31">
          <text:p/>
        </draw:connector>
        <draw:connector draw:style-name="gr17" draw:text-style-name="P11" draw:layer="layout" draw:type="line" svg:x1="22.492cm" svg:y1="8.059cm" svg:x2="23.527cm" svg:y2="8.035cm" draw:start-shape="id11" draw:start-glue-point="1" draw:end-shape="id12" svg:d="M22492 8059l1035-24" svg:viewBox="0 0 1036 25">
          <text:p/>
        </draw:connector>
        <draw:connector draw:style-name="gr17" draw:text-style-name="P11" draw:layer="layout" draw:type="line" svg:x1="26.448cm" svg:y1="8.035cm" svg:x2="28.227cm" svg:y2="8.032cm" draw:start-shape="id12" draw:start-glue-point="1" draw:end-shape="id10" svg:d="M26448 8035l1779-3" svg:viewBox="0 0 1780 4">
          <text:p/>
        </draw:connector>
        <draw:frame draw:style-name="gr22" draw:text-style-name="P4" draw:layer="layout" svg:width="2.177cm" svg:height="1.673cm" svg:x="1.49cm" svg:y="12.362cm">
          <draw:text-box>
            <text:p>Roles</text:p>
          </draw:text-box>
        </draw:frame>
        <draw:g xml:id="id13" draw:id="id13">
          <draw:custom-shape draw:style-name="gr23" draw:text-style-name="P2" draw:layer="layout" svg:width="1.143cm" svg:height="1.143cm" svg:x="23.485cm" svg:y="17.359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5974.822974036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3" draw:text-style-name="P2" draw:layer="layout" svg:width="1.143cm" svg:height="1.143cm" svg:x="25.085cm" svg:y="17.359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5974.822974036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3" draw:text-style-name="P2" draw:layer="layout" svg:width="1.143cm" svg:height="1.143cm" svg:x="24.385cm" svg:y="18.859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5974.822974036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4" draw:text-style-name="P12" draw:layer="layout" svg:width="2.032cm" svg:height="1.27cm" svg:x="24.058cm" svg:y="20.127cm">
            <draw:text-box>
              <text:p text:style-name="P2"><text:span text:style-name="T2">Models Set</text:span></text:p>
            </draw:text-box>
          </draw:frame>
          <draw:custom-shape draw:style-name="gr25" draw:text-style-name="P13" draw:layer="layout" svg:width="3.937cm" svg:height="3.429cm" svg:x="22.996cm" svg:y="16.7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6" draw:text-style-name="P11" draw:layer="layout" draw:type="line" svg:x1="24.987cm" svg:y1="9.028cm" svg:x2="24.964cm" svg:y2="16.748cm" draw:start-shape="id12" draw:start-glue-point="2" draw:end-shape="id13" draw:end-glue-point="0" svg:d="M24987 9028l-23 7720" svg:viewBox="0 0 24 7721">
          <text:p/>
        </draw:connector>
        <draw:custom-shape draw:style-name="gr26" draw:text-style-name="P14" xml:id="id14" draw:id="id14" draw:layer="layout" svg:width="1.905cm" svg:height="2.032cm" svg:x="32.439cm" svg:y="7.042cm">
          <text:p text:style-name="P2"><text:span text:style-name="T2">Result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1" draw:layer="layout" draw:type="line" svg:x1="31.148cm" svg:y1="8.032cm" svg:x2="32.439cm" svg:y2="8.058cm" draw:start-shape="id10" draw:start-glue-point="1" draw:end-shape="id14" draw:end-glue-point="5" svg:d="M31148 8032l1291 26" svg:viewBox="0 0 1292 27">
          <text:p/>
        </draw:connector>
        <draw:custom-shape draw:style-name="gr2" draw:text-style-name="P3" xml:id="id15" draw:id="id15" draw:layer="layout" svg:width="2.921cm" svg:height="1.778cm" svg:x="36.227cm" svg:y="7.143cm">
          <text:p text:style-name="P2">Deploy </text:p>
          <text:p text:style-name="P2">Mode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1" draw:layer="layout" draw:type="line" svg:x1="34.344cm" svg:y1="8.058cm" svg:x2="36.227cm" svg:y2="8.032cm" draw:start-shape="id14" draw:start-glue-point="7" draw:end-shape="id15" draw:end-glue-point="3" svg:d="M34344 8058l1883-26" svg:viewBox="0 0 1884 27">
          <text:p/>
        </draw:connector>
        <draw:frame draw:style-name="gr27" draw:text-style-name="P15" draw:layer="layout" svg:width="1.79cm" svg:height="1.199cm" svg:x="34.474cm" svg:y="7.269cm">
          <draw:text-box>
            <text:p><text:span text:style-name="T2">Good</text:span></text:p>
          </draw:text-box>
        </draw:frame>
        <draw:connector draw:style-name="gr17" draw:text-style-name="P11" draw:layer="layout" draw:line-skew="-0.207cm" svg:x1="33.392cm" svg:y1="7.042cm" svg:x2="20.636cm" svg:y2="7.043cm" draw:start-shape="id14" draw:start-glue-point="4" draw:end-shape="id11" draw:end-glue-point="0" svg:d="M33392 7042v-708h-12756v709" svg:viewBox="0 0 12757 710">
          <text:p/>
        </draw:connector>
        <draw:frame draw:style-name="gr28" draw:text-style-name="P16" draw:layer="layout" svg:width="1.27cm" svg:height="0.762cm" svg:x="26.146cm" svg:y="5.659cm">
          <draw:text-box>
            <text:p><text:span text:style-name="T3">Bad</text:span></text:p>
          </draw:text-box>
        </draw:frame>
        <draw:custom-shape draw:style-name="gr29" draw:text-style-name="P17" xml:id="id16" draw:id="id16" draw:layer="layout" svg:width="2.159cm" svg:height="1.27cm" svg:x="36.444cm" svg:y="18.272cm">
          <text:p text:style-name="P2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9" draw:layer="layout" svg:width="1.016cm" svg:height="0.889cm" svg:x="36.644cm" svg:y="17.62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18" draw:layer="layout" svg:width="1.016cm" svg:height="1.397cm" svg:x="37.441cm" svg:y="17.121cm">
          <text:p text:style-name="P2"><text:span text:style-name="T4">U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4" draw:text-style-name="P19" xml:id="id21" draw:id="id21" draw:layer="layout" svg:width="2.286cm" svg:height="1.27cm" svg:x="36.352cm" svg:y="19.557cm">
          <draw:text-box>
            <text:p text:style-name="P2">App</text:p>
          </draw:text-box>
        </draw:frame>
        <draw:connector draw:style-name="gr17" draw:text-style-name="P11" draw:layer="layout" draw:type="line" svg:x1="37.687cm" svg:y1="8.921cm" svg:x2="37.791cm" svg:y2="17.121cm" draw:start-shape="id15" draw:start-glue-point="2" svg:d="M37687 8921l104 8200" svg:viewBox="0 0 105 8201">
          <text:p/>
        </draw:connector>
        <draw:custom-shape draw:style-name="gr32" draw:text-style-name="P20" xml:id="id18" draw:id="id18" draw:layer="layout" svg:width="2.921cm" svg:height="1.778cm" svg:x="39.727cm" svg:y="7.143cm">
          <text:p text:style-name="P2">Monitor </text:p>
          <text:p text:style-name="P2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17" draw:id="id17" draw:layer="layout" svg:width="4.191cm" svg:height="1.557cm" svg:x="39.096cm" svg:y="14.045cm">
          <text:p text:style-name="P2">Real</text:p>
          <text:p text:style-name="P2">tes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21" draw:layer="layout" svg:x1="38.286cm" svg:y1="19.066cm" svg:x2="41.191cm" svg:y2="15.602cm" draw:start-shape="id16" draw:start-glue-point="8" draw:end-shape="id17" draw:end-glue-point="2" svg:d="M38286 19066h2905v-3464" svg:viewBox="0 0 2906 3465">
          <text:p/>
        </draw:connector>
        <draw:connector draw:style-name="gr17" draw:text-style-name="P11" draw:layer="layout" svg:x1="41.191cm" svg:y1="14.045cm" svg:x2="41.187cm" svg:y2="8.921cm" draw:start-shape="id17" draw:start-glue-point="0" draw:end-shape="id18" draw:end-glue-point="2" svg:d="M41191 14045v-2562h-4v-2562" svg:viewBox="0 0 5 5125">
          <text:p/>
        </draw:connector>
        <draw:frame draw:style-name="gr34" draw:text-style-name="P22" draw:layer="layout" svg:width="3.013cm" svg:height="1.361cm" svg:x="41.294cm" svg:y="12.049cm">
          <draw:text-box>
            <text:p><text:span text:style-name="T5">Feedbac</text:span><text:span text:style-name="T5">k</text:span></text:p>
          </draw:text-box>
        </draw:frame>
        <draw:connector draw:style-name="gr17" draw:text-style-name="P11" draw:layer="layout" draw:line-skew="-0.308cm" svg:x1="41.187cm" svg:y1="7.143cm" svg:x2="37.687cm" svg:y2="7.143cm" draw:start-shape="id18" draw:start-glue-point="0" draw:end-shape="id15" svg:d="M41187 7143v-809h-3500v809" svg:viewBox="0 0 3501 810">
          <text:p/>
        </draw:connector>
        <draw:connector draw:style-name="gr17" draw:text-style-name="P11" draw:layer="layout" draw:line-skew="-0.97cm" svg:x1="41.187cm" svg:y1="7.143cm" svg:x2="20.636cm" svg:y2="7.043cm" draw:start-shape="id18" draw:start-glue-point="0" draw:end-shape="id11" svg:d="M41187 7143v-1571h-20551v1471" svg:viewBox="0 0 20552 1572">
          <text:p/>
        </draw:connector>
        <draw:frame draw:style-name="gr35" draw:text-style-name="P15" draw:layer="layout" svg:width="4.191cm" svg:height="0.725cm" svg:x="36.814cm" svg:y="5.67cm">
          <draw:text-box>
            <text:p><text:span text:style-name="T2">Iterate/Feed </text:span><text:span text:style-name="T2">model</text:span></text:p>
          </draw:text-box>
        </draw:frame>
        <draw:custom-shape draw:style-name="gr36" draw:text-style-name="P7" xml:id="id24" draw:id="id24" draw:layer="layout" svg:width="7.493cm" svg:height="1.557cm" svg:x="10.671cm" svg:y="13.845cm">
          <text:p text:style-name="P2">Data Quality Specia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1.832cm" svg:height="0.791cm" svg:x="13.119cm" svg:y="17.30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23" xml:id="id23" draw:id="id23" draw:layer="layout" svg:width="0.862cm" svg:height="0.87cm" svg:x="13.965cm" svg:y="16.591cm">
          <text:p text:style-name="P2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9" draw:text-style-name="P24" draw:layer="layout" svg:width="1.905cm" svg:height="1.199cm" svg:x="13.138cm" svg:y="18.109cm">
          <draw:text-box>
            <text:p text:style-name="P2"><text:span text:style-name="T2">Quality </text:span><text:span text:style-name="T2">Tools</text:span></text:p>
          </draw:text-box>
        </draw:frame>
        <draw:custom-shape draw:style-name="gr40" draw:text-style-name="P17" draw:layer="layout" svg:width="2.277cm" svg:height="0.791cm" svg:x="8.782cm" svg:y="17.30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25" xml:id="id19" draw:id="id19" draw:layer="layout" svg:width="1.072cm" svg:height="0.87cm" svg:x="9.833cm" svg:y="16.591cm">
          <text:p text:style-name="P2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2" draw:text-style-name="P24" draw:layer="layout" svg:width="2.757cm" svg:height="1.673cm" svg:x="8.612cm" svg:y="18.109cm">
          <draw:text-box>
            <text:p text:style-name="P2"><text:span text:style-name="T2">Preprocess </text:span><text:span text:style-name="T2">Tools</text:span></text:p>
          </draw:text-box>
        </draw:frame>
        <draw:frame draw:style-name="gr43" draw:text-style-name="P4" xml:id="id20" draw:id="id20" draw:layer="layout" svg:width="0.659cm" svg:height="0.962cm" svg:x="9.879cm" svg:y="8.136cm">
          <draw:text-box>
            <text:p>.</text:p>
          </draw:text-box>
        </draw:frame>
        <draw:connector draw:style-name="gr16" draw:text-style-name="P11" draw:layer="layout" draw:line-skew="-0.585cm" svg:x1="9.833cm" svg:y1="17.135cm" svg:x2="9.879cm" svg:y2="8.617cm" draw:start-shape="id19" draw:start-glue-point="6" draw:end-shape="id20" draw:end-glue-point="3" svg:d="M9833 17135h-1086v-8518h1132" svg:viewBox="0 0 1133 8519">
          <text:p/>
        </draw:connector>
        <draw:frame draw:style-name="gr24" draw:text-style-name="P4" xml:id="id22" draw:id="id22" draw:layer="layout" svg:width="2.413cm" svg:height="1.27cm" svg:x="36.233cm" svg:y="23.352cm">
          <draw:text-box>
            <text:p>Users</text:p>
          </draw:text-box>
        </draw:frame>
        <draw:connector draw:style-name="gr44" draw:text-style-name="P11" draw:layer="layout" draw:type="line" svg:x1="37.495cm" svg:y1="20.827cm" svg:x2="37.439cm" svg:y2="23.352cm" draw:start-shape="id21" draw:end-shape="id22" svg:d="M37495 20827l-56 2525" svg:viewBox="0 0 57 2526">
          <text:p/>
        </draw:connector>
        <draw:custom-shape draw:style-name="gr45" draw:text-style-name="P26" draw:layer="layout" svg:width="4.953cm" svg:height="16.764cm" svg:x="18.372cm" svg:y="6.461cm">
          <text:p text:style-name="P2">Exploring</text:p>
          <text:p text:style-name="P2">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8" draw:layer="layout" svg:width="6.858cm" svg:height="2.471cm" svg:x="17.437cm" svg:y="23.214cm">
          <draw:text-box>
            <text:list text:style-name="L1">
              <text:list-item>
                <text:p text:style-name="P27"><text:span text:style-name="T1">Plotting</text:span></text:p>
              </text:list-item>
              <text:list-item>
                <text:p text:style-name="P27"><text:span text:style-name="T1">Outliers </text:span><text:span text:style-name="T1">treatment</text:span></text:p>
              </text:list-item>
              <text:list-item>
                <text:p text:style-name="P27"><text:span text:style-name="T1">Dimensionality </text:span><text:span text:style-name="T1">Reduction</text:span></text:p>
              </text:list-item>
              <text:list-item>
                <text:p text:style-name="P27"><text:span text:style-name="T1">Hyper Parameter </text:span><text:span text:style-name="T1">Optimz</text:span></text:p>
              </text:list-item>
            </text:list>
          </draw:text-box>
        </draw:frame>
        <draw:custom-shape draw:style-name="gr37" draw:text-style-name="P17" draw:layer="layout" svg:width="1.832cm" svg:height="0.791cm" svg:x="19.419cm" svg:y="16.80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6" draw:text-style-name="P29" draw:layer="layout" svg:width="3.556cm" svg:height="3.095cm" svg:x="18.934cm" svg:y="17.608cm">
          <draw:text-box>
            <text:p text:style-name="P27"><text:span text:style-name="T2">DataSci Toos:</text:span></text:p>
            <text:list text:style-name="L1">
              <text:list-item>
                <text:p text:style-name="P27"><text:span text:style-name="T2">Jupyter</text:span></text:p>
              </text:list-item>
              <text:list-item>
                <text:p text:style-name="P27"><text:span text:style-name="T2">Altair</text:span></text:p>
              </text:list-item>
              <text:list-item>
                <text:p text:style-name="P27"><text:span text:style-name="T2">Sklearn</text:span></text:p>
              </text:list-item>
              <text:list-item>
                <text:p text:style-name="P27"><text:span text:style-name="T2">…</text:span></text:p>
              </text:list-item>
            </text:list>
            <text:p text:style-name="P27"><text:span text:style-name="T2"/></text:p>
          </draw:text-box>
        </draw:frame>
        <draw:frame draw:style-name="gr27" draw:text-style-name="P15" draw:layer="layout" svg:width="7.548cm" svg:height="1.199cm" svg:x="26.874cm" svg:y="4.77cm">
          <draw:text-box>
            <text:p><text:span text:style-name="T2">A</text:span><text:span text:style-name="T2">n</text:span><text:span text:style-name="T2">o</text:span><text:span text:style-name="T2">m</text:span><text:span text:style-name="T2">al</text:span><text:span text:style-name="T2">ie</text:span><text:span text:style-name="T2">s </text:span><text:span text:style-name="T2">R</text:span><text:span text:style-name="T2">e</text:span><text:span text:style-name="T2">-</text:span><text:span text:style-name="T2">A</text:span><text:span text:style-name="T2">n</text:span><text:span text:style-name="T2">al</text:span><text:span text:style-name="T2">y</text:span><text:span text:style-name="T2">si</text:span><text:span text:style-name="T2">s </text:span></text:p>
          </draw:text-box>
        </draw:frame>
        <draw:frame draw:style-name="gr47" draw:text-style-name="P30" draw:layer="layout" svg:width="1.031cm" svg:height="0.962cm" svg:x="36.687cm" svg:y="17.891cm">
          <draw:text-box>
            <text:p>M</text:p>
          </draw:text-box>
        </draw:frame>
        <draw:frame draw:style-name="gr48" draw:text-style-name="P30" draw:layer="layout" svg:width="0.502cm" svg:height="1.187cm" svg:x="37.068cm" svg:y="18.272cm">
          <draw:text-box>
            <text:p/>
          </draw:text-box>
        </draw:frame>
        <draw:frame draw:style-name="gr48" draw:text-style-name="P30" draw:layer="layout" svg:width="0.502cm" svg:height="1.187cm" svg:x="41.894cm" svg:y="18.907cm">
          <draw:text-box>
            <text:p/>
          </draw:text-box>
        </draw:frame>
        <draw:connector draw:style-name="gr17" draw:text-style-name="P21" draw:layer="layout" draw:type="line" svg:x1="14.504cm" svg:y1="16.591cm" svg:x2="14.417cm" svg:y2="15.402cm" draw:start-shape="id23" draw:start-glue-point="4" draw:end-shape="id24" draw:end-glue-point="2" svg:d="M14504 16591l-87-1189" svg:viewBox="0 0 88 1190">
          <text:p/>
        </draw:connector>
        <draw:frame draw:style-name="gr49" draw:text-style-name="P31" draw:layer="layout" svg:width="34.146cm" svg:height="1.539cm" svg:x="5.335cm" svg:y="11.064cm">
          <draw:text-box>
            <text:p text:style-name="P27"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/></text:span><text:span text:style-name="T6">D</text:span><text:span text:style-name="T6">a</text:span><text:span text:style-name="T6">t</text:span><text:span text:style-name="T6">a</text:span><text:span text:style-name="T6"> </text:span><text:span text:style-name="T6">S</text:span><text:span text:style-name="T6">c</text:span><text:span text:style-name="T6">i</text:span><text:span text:style-name="T6">e</text:span><text:span text:style-name="T6">n</text:span><text:span text:style-name="T6">c</text:span><text:span text:style-name="T6">e</text:span><text:span text:style-name="T6"> </text:span><text:span text:style-name="T6">E</text:span><text:span text:style-name="T6">n</text:span><text:span text:style-name="T6">g</text:span><text:span text:style-name="T6">i</text:span><text:span text:style-name="T6">n</text:span><text:span text:style-name="T6">e</text:span><text:span text:style-name="T6">e</text:span><text:span text:style-name="T6">r </text:span><text:span text:style-name="T6">T</text:span><text:span text:style-name="T6">e</text:span><text:span text:style-name="T6">a</text:span><text:span text:style-name="T6">m</text:span></text:p>
          </draw:text-box>
        </draw:frame>
        <draw:custom-shape draw:style-name="gr50" draw:text-style-name="P2" draw:layer="layout" svg:width="0.508cm" svg:height="0.381cm" svg:x="22.463cm" svg:y="1.762cm">
          <text:p/>
          <draw:enhanced-geometry svg:viewBox="0 0 21600 21600" draw:type="rectangle" draw:enhanced-path="M 0 0 L 21600 0 21600 21600 0 21600 0 0 Z N"/>
        </draw:custom-shape>
        <draw:frame draw:style-name="gr51" draw:text-style-name="P32" draw:layer="layout" svg:width="7.548cm" svg:height="0.725cm" svg:x="22.374cm" svg:y="1.071cm">
          <draw:text-box>
            <text:p><text:span text:style-name="T7">L</text:span><text:span text:style-name="T7">e</text:span><text:span text:style-name="T7">y</text:span><text:span text:style-name="T7">e</text:span><text:span text:style-name="T7">n</text:span><text:span text:style-name="T7">d</text:span><text:span text:style-name="T7">:</text:span></text:p>
          </draw:text-box>
        </draw:frame>
        <draw:frame draw:style-name="gr51" draw:text-style-name="P15" draw:layer="layout" svg:width="7.548cm" svg:height="0.725cm" svg:x="22.874cm" svg:y="1.572cm">
          <draw:text-box>
            <text:p><text:span text:style-name="T2">D</text:span><text:span text:style-name="T2">at</text:span><text:span text:style-name="T2">a</text:span><text:span text:style-name="T2">S</text:span><text:span text:style-name="T2">ci </text:span><text:span text:style-name="T2">P</text:span><text:span text:style-name="T2">ip</text:span><text:span text:style-name="T2">el</text:span><text:span text:style-name="T2">in</text:span><text:span text:style-name="T2">e </text:span><text:span text:style-name="T2">st</text:span><text:span text:style-name="T2">a</text:span><text:span text:style-name="T2">g</text:span><text:span text:style-name="T2">e</text:span><text:span text:style-name="T2">s</text:span></text:p>
          </draw:text-box>
        </draw:frame>
        <draw:custom-shape draw:style-name="gr52" draw:text-style-name="P33" draw:layer="layout" svg:width="0.508cm" svg:height="0.381cm" svg:x="22.463cm" svg:y="2.262cm">
          <text:p/>
          <draw:enhanced-geometry svg:viewBox="0 0 21600 21600" draw:type="rectangle" draw:enhanced-path="M 0 0 L 21600 0 21600 21600 0 21600 0 0 Z N"/>
        </draw:custom-shape>
        <draw:frame draw:style-name="gr51" draw:text-style-name="P15" draw:layer="layout" svg:width="7.548cm" svg:height="0.725cm" svg:x="22.874cm" svg:y="2.073cm">
          <draw:text-box>
            <text:p><text:span text:style-name="T2">Q</text:span><text:span text:style-name="T2">u</text:span><text:span text:style-name="T2">al</text:span><text:span text:style-name="T2">it</text:span><text:span text:style-name="T2">y </text:span><text:span text:style-name="T2">st</text:span><text:span text:style-name="T2">a</text:span><text:span text:style-name="T2">g</text:span><text:span text:style-name="T2">e</text:span><text:span text:style-name="T2">s</text:span></text:p>
          </draw:text-box>
        </draw:frame>
        <draw:custom-shape draw:style-name="gr53" draw:text-style-name="P34" draw:layer="layout" svg:width="0.508cm" svg:height="0.381cm" svg:x="22.463cm" svg:y="2.762cm">
          <text:p/>
          <draw:enhanced-geometry svg:viewBox="0 0 21600 21600" draw:type="rectangle" draw:enhanced-path="M 0 0 L 21600 0 21600 21600 0 21600 0 0 Z N"/>
        </draw:custom-shape>
        <draw:frame draw:style-name="gr51" draw:text-style-name="P15" draw:layer="layout" svg:width="7.548cm" svg:height="0.725cm" svg:x="22.874cm" svg:y="2.574cm">
          <draw:text-box>
            <text:p><text:span text:style-name="T2">In</text:span><text:span text:style-name="T2">fr</text:span><text:span text:style-name="T2">a</text:span><text:span text:style-name="T2">st</text:span><text:span text:style-name="T2">r</text:span><text:span text:style-name="T2">u</text:span><text:span text:style-name="T2">ct</text:span><text:span text:style-name="T2">u</text:span><text:span text:style-name="T2">r</text:span><text:span text:style-name="T2">e </text:span><text:span text:style-name="T2">s</text:span><text:span text:style-name="T2">u</text:span><text:span text:style-name="T2">p</text:span><text:span text:style-name="T2">p</text:span><text:span text:style-name="T2">o</text:span><text:span text:style-name="T2">rt</text:span></text:p>
          </draw:text-box>
        </draw:frame>
        <draw:custom-shape draw:style-name="gr54" draw:text-style-name="P35" draw:layer="layout" svg:width="11.539cm" svg:height="1.557cm" svg:x="2.288cm" svg:y="21.32cm">
          <text:p text:style-name="P2">Infrastructure Engineer Tea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21" draw:layer="layout" draw:line-skew="-1.071cm" svg:x1="7.103cm" svg:y1="17.492cm" svg:x2="9.987cm" svg:y2="8.007cm" draw:end-shape="id4" draw:end-glue-point="3" svg:d="M7103 17492h120v-9485h2764" svg:viewBox="0 0 2885 9486">
          <text:p/>
        </draw:connector>
        <draw:custom-shape draw:style-name="gr55" draw:text-style-name="P36" draw:layer="layout" svg:width="6.074cm" svg:height="1.048cm" svg:x="33.766cm" svg:y="24.769cm">
          <text:p text:style-name="P2"><text:span text:style-name="T2">Ab</text:span><text:span text:style-name="T2">el </text:span><text:span text:style-name="T2">Me</text:span><text:span text:style-name="T2">ne</text:span><text:span text:style-name="T2">se</text:span><text:span text:style-name="T2">s </text:span><text:span text:style-name="T2">Ab</text:span><text:span text:style-name="T2">ad </text:span><text:span text:style-name="T2">20</text:span><text:span text:style-name="T2">19</text:span></text:p>
          <text:p text:style-name="P2"><text:span text:style-name="T2">Uti</text:span><text:span text:style-name="T2">lity </text:span><text:span text:style-name="T2">Av</text:span><text:span text:style-name="T2">en</text:span><text:span text:style-name="T2">ue </text:span><text:span text:style-name="T2">Co</text:span><text:span text:style-name="T2">pyr</text:span><text:span text:style-name="T2">igh</text:span><text:span text:style-name="T2">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7:38:55.549195482</meta:creation-date>
    <dc:date>2019-09-19T00:59:46.673280626</dc:date>
    <meta:editing-duration>PT40M14S</meta:editing-duration>
    <meta:editing-cycles>11</meta:editing-cycles>
    <meta:generator>LibreOffice/6.0.7.3$Linux_X86_64 LibreOffice_project/00m0$Build-3</meta:generator>
    <meta:document-statistic meta:object-count="87"/>
  </office:meta>
</office:document-meta>
</file>